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" style:family="paragraph" style:parent-style-name="Text_20_body">
      <style:paragraph-properties fo:margin-top="0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paragraph-rsid="000dc5f8" style:text-blinking="false" fo:background-color="transparent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paragraph-rsid="000dc5f8" style:text-blinking="false" fo:background-color="transparent" style:font-size-asian="9pt" style:font-size-complex="9pt"/>
    </style:style>
    <style:style style:name="P4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.49cm" fo:margin-bottom="0.49cm" style:contextual-spacing="false" fo:line-height="138%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.49cm" fo:margin-bottom="0.49cm" style:contextual-spacing="false" fo:line-height="138%"/>
      <style:text-properties officeooo:paragraph-rsid="000e617e"/>
    </style:style>
    <style:style style:name="T1" style:family="text">
      <style:text-properties officeooo:rsid="000dc5f8"/>
    </style:style>
    <style:style style:name="T2" style:family="text">
      <style:text-properties officeooo:rsid="000e617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rsid="000e617e" style:text-blinking="false" fo:background-color="transparent" loext:char-shading-value="0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style:text-blinking="false" fo:background-color="transparent" loext:char-shading-value="0" style:font-size-asian="9pt" style:font-size-complex="9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bold" style:text-blinking="false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solid" style:text-underline-width="auto" style:text-underline-color="font-color" fo:font-weight="normal" style:text-blinking="false" fo:background-color="transparent" loext:char-shading-value="0" style:font-size-asian="9pt" style:font-size-complex="9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solid" style:text-underline-width="auto" style:text-underline-color="font-color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solid" style:text-underline-width="auto" style:text-underline-color="font-color" style:text-blinking="false" fo:background-color="transparent" loext:char-shading-value="0" style:font-size-asian="9pt" style:font-size-complex="9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solid" style:text-underline-width="auto" style:text-underline-color="font-color" fo:font-weight="bold" style:text-blinking="false" fo:background-color="transparent" loext:char-shading-value="0" style:font-size-asian="9pt" style:font-weight-asian="bold" style:font-size-complex="9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Calibri" fo:font-size="9pt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Calibri" fo:font-size="9pt" fo:font-style="normal" style:text-underline-style="solid" style:text-underline-width="auto" style:text-underline-color="font-color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22" style:family="text">
      <style:text-properties fo:font-variant="normal" fo:text-transform="none" fo:color="#c9211e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23" style:family="text">
      <style:text-properties fo:font-variant="normal" fo:text-transform="none" fo:color="#c9211e" loext:opacity="100%" style:text-line-through-style="none" style:text-line-through-type="none" style:font-name="Calibri" fo:font-size="9pt" fo:font-style="normal" style:text-underline-style="solid" style:text-underline-width="auto" style:text-underline-color="font-color" fo:font-weight="normal" style:text-blinking="false" fo:background-color="transparent" loext:char-shading-value="0" style:font-size-asian="9pt" style:font-weight-asian="normal" style:font-size-complex="9pt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6" style:family="text">
      <style:text-properties fo:font-size="10pt" style:text-underline-style="none" style:font-size-asian="10pt" style:font-size-complex="10pt"/>
    </style:style>
    <style:style style:name="T27" style:family="text">
      <style:text-properties style:text-underline-style="none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31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c9211e" loext:opacity="100%" fo:font-size="9pt" style:text-underline-style="none" fo:font-weight="normal" style:font-size-asian="9pt" style:font-weight-asian="normal" style:font-size-complex="9pt" style:font-weight-complex="normal"/>
    </style:style>
    <style:style style:name="T36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000000" loext:opacity="100%" fo:font-size="9pt" style:text-underline-style="none" fo:font-weight="normal" style:font-size-asian="9pt" style:font-weight-asian="normal" style:font-size-complex="9pt" style:font-weight-complex="normal"/>
    </style:style>
    <style:style style:name="T38" style:family="text">
      <style:text-properties fo:color="#000000" loext:opacity="100%" fo:font-size="9pt" style:text-underline-style="none" style:font-size-asian="9pt" style:font-size-complex="9pt"/>
    </style:style>
    <style:style style:name="T39" style:family="text">
      <style:text-properties fo:color="#000000" loext:opacity="100%" fo:font-size="9pt" style:text-underline-style="none" fo:font-weight="bold" style:font-size-asian="9pt" style:font-weight-asian="bold" style:font-size-complex="9pt" style:font-weight-complex="bold"/>
    </style:style>
    <style:style style:name="T40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000000" loext:opacity="100%" style:text-underline-style="none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44e671e-7fff-2f7f-3fe5-2b78f359ba63"/>Sander Stammbach<text:line-break/>Rainweg 11</text:p>
      <text:p text:style-name="P1">4450 Sissach</text:p>
      <text:p text:style-name="P1">Schweiz<text:line-break/>Tel: +41 79 589 32 69</text:p>
      <text:p text:style-name="P2">E-Mail: sander.stammbach@oultook.com</text:p>
      <text:p text:style-name="P3">Max Planck Institute<text:line-break/>for Chemical Physics of Solids<text:line-break/>Nöthnitzer Strasse 40<text:line-break/>01187 Dresden<text:line-break/>Germany<text:line-break/></text:p>
      <text:p text:style-name="P4">Sissach, <text:span text:style-name="T2">29</text:span>.<text:span text:style-name="T2">10</text:span>.2023</text:p>
      <text:p text:style-name="P4">Prof. Dr. Matthias Vojta</text:p>
      <text:p text:style-name="P5">Since my master-exam, which I have done by <text:span text:style-name="T2">Dr. James Wooten (IBM)</text:span> and Prof . Warburton I want to do my further studies in the field of quantum <text:span text:style-name="T2">physics </text:span>after the completion of my master’s degree. </text:p>
      <text:p text:style-name="P5">Always dedicated to becoming a Physicist, I did my Bachelors Degree in Physics at the University of Basel. I was especially interested in theoretical quantum physics, so I focused on that field during my master’s degree. In my Master-thesis I researched numerical simulations, <text:span text:style-name="T2">and analytical calculations. Especely I <text:s/>done full counting statistics. </text:span><text:s/>I worked in Professor Pott’s group on theoretical quantum thermodynamics. </text:p>
      <text:p text:style-name="P7"><text:span text:style-name="T5">Being done with my master’s degree, I would now like to further my studies in a PhD Position. I am highly motivated to jo</text:span><text:span text:style-name="T10">in</text:span><text:span text:style-name="T5"> </text:span><text:bookmark text:name="Root-en.0.0.0.0"/><text:a xlink:type="simple" xlink:href="https://imprs-cpqm.mpg.de/16085/MPI_CPfS" text:style-name="Internet_20_link" text:visited-style-name="Visited_20_Internet_20_Link"><text:span text:style-name="T37">MPI for Chemical Physics of Solids</text:span></text:a><text:span text:style-name="T5"> in the research and development of <text:s text:c="2"/></text:span><text:span text:style-name="T33">Theory of spin liquids</text:span><text:span text:style-name="T5"> to push the boundaries of today's technology and find breakthrough solutions to complex problems. I am fascinated by the infinite possibilities that quantum </text:span><text:span text:style-name="T6">technologys</text:span><text:span text:style-name="T5"> offers </text:span><text:span text:style-name="T6">in general</text:span><text:span text:style-name="T5"> and want to contribute my knowledge and passion to help shape the future of </text:span><text:span text:style-name="T6">quantum</text:span><text:span text:style-name="T5"> technology.</text:span></text:p>
      <text:p text:style-name="P5">I am able to code in Python, Fortran, Java and other programming languages. During my master studies, I had lectures about high energy particle physics and quantum field theory. <text:line-break/>I am a very resilient researcher with a high stress tolerance. During my humanitarian aid trips to the Ukrainian war zone, I learned how to keep calm in stressful situations and how to look for the best solution in view of all circumstances.</text:p>
      <text:p text:style-name="P6">I am looking forward to hearing from you!<text:line-break/>Kind regards,<text:line-break/>Sander Stammbach</text:p>
      <text:p text:style-name="Text_20_body"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DejaVu Serif" fo:font-family="'DejaVu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8:23:19.350876910</meta:creation-date>
    <dc:date>2023-10-29T17:18:02.722218965</dc:date>
    <meta:editing-duration>PT39M24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2" meta:paragraph-count="13" meta:word-count="300" meta:character-count="1856" meta:non-whitespace-character-count="1559"/>
  </office:meta>
</office:document-meta>
</file>